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7"/>
        <table:table-column table:style-name="co1" table:default-cell-style-name="ce3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63*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63*35</text:p>
          </table:table-cell>
          <table:table-cell table:style-name="ce9" office:value-type="string" calcext:value-type="string">
            <text:p>63*30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3*4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4:28:11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1T14:29:26.177000000</dc:date>
    <meta:editing-duration>PT2H33M21S</meta:editing-duration>
    <meta:editing-cycles>26</meta:editing-cycles>
    <meta:generator>LibreOffice/7.1.0.3$Windows_X86_64 LibreOffice_project/f6099ecf3d29644b5008cc8f48f42f4a40986e4c</meta:generator>
    <meta:document-statistic meta:table-count="2" meta:cell-count="343" meta:object-count="0"/>
  </office:meta>
</office:document-meta>
</file>